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fo:font-weight="bold" style:font-weight-asian="normal" style:font-weight-complex="normal"/>
    </style:style>
    <style:style style:name="T25" style:family="text">
      <style:text-properties fo:font-weight="normal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fo:font-weight="bold" style:font-name-asian="Lucida Sans Unicode" style:font-weight-asian="bold" style:font-name-complex="Tahoma2" style:font-weight-complex="bold"/>
    </style:style>
    <style:style style:name="T28" style:family="text">
      <style:text-properties fo:font-weight="normal" style:font-name-asian="Lucida Sans Unicode" style:font-name-complex="Tahoma2"/>
    </style:style>
    <style:style style:name="T29" style:family="text">
      <style:text-properties fo:font-weight="normal" style:font-name-asian="Lucida Sans Unicode" style:font-weight-asian="normal" style:font-name-complex="Tahoma2" style:font-weight-complex="normal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font-size="12pt"/>
    </style:style>
    <style:style style:name="T33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Add new 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Content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4">Content</text:span><text:span text:style-name="T2">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</text:span><text:span text:style-name="T5">to 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/><text:span text:style-name="T4">Content</text:span> <text:span text:style-name="T4">E</text:span><text:span text:style-name="T2">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4">Content</text:span> <text:span text:style-name="T4">E</text:span><text:span text:style-name="T2">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Portal </text:span><text:span text:style-name="T2">Administration /Page </text:span><text:span text:style-name="T2">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31">- After subscribing news letter. The </text:span><text:span text:style-name="T31">confirmation letter <text:s/>is sent to the </text:span><text:span text:style-name="T31">inputed email address of user. If he </text:span><text:span text:style-name="T31">does not confirm this letter --&gt;he </text:span><text:span text:style-name="T31">cannot received any letters which </text:span><text:span text:style-name="T31">have the subscription subscribed </text:span><text:span text:style-name="T31">before. </text:span></text:p>
            <text:p><text:span text:style-name="T31">Just only open email and click “here” </text:span><text:span text:style-name="T31">link in the confirmation letter to finish </text:span><text:span text:style-name="T31">this.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Content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Content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</text:span><text:span text:style-name="T3">Url 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Content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</text:span><text:span text:style-name="T6">webcont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address is the path of a </text:span><text:span text:style-name="T23">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</text:span><text:span text:style-name="T4">Stage</text:span></text:p>
            <text:p><text:span text:style-name="T10">- Setting time in </text:span><text:span text:style-name="T24">From</text:span><text:span text:style-name="T10"> and </text:span><text:span text:style-name="T4">To</text:span><text:span text:style-name="T10"> field</text:span></text:p>
            <text:p><text:span text:style-name="T25">- Click </text:span><text:span text:style-name="T4">Save</text:span></text:p>
            <text:p><text:span text:style-name="T26"/></text:p>
            <text:p><text:span text:style-name="T26"/></text:p>
          </table:table-cell>
          <table:table-cell table:style-name="ce6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6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</text:span><text:span text:style-name="T22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7">Search </text:span></text:p>
            <text:p><text:span text:style-name="T28">- Click Saved Searched icon on </text:span><text:span text:style-name="T28">action bar</text:span></text:p>
            <text:p><text:span text:style-name="T28">- Click Advanced Search icon</text:span></text:p>
            <text:p><text:span text:style-name="T28">- Input Constraint to search </text:span></text:p>
            <text:p><text:span text:style-name="T28">- Click </text:span><text:span text:style-name="T27">Search</text:span><text:span text:style-name="T28"> button</text:span></text:p>
            <text:p><text:span text:style-name="T29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</text:span><text:span text:style-name="T15">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Tag</text:span></text:p>
            <text:p><text:span text:style-name="T15">- Go to </text:span><text:span text:style-name="T6">Content </text:span><text:span text:style-name="T6">Administration/Categories&amp;Tags/M</text:span><text:span text:style-name="T6">anage Tags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tag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Tag</text:span></text:p>
            <text:p><text:span text:style-name="T20">- Click corresponding Delete icon <text:s/></text:span><text:span text:style-name="T20">with 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</text:span><text:span text:style-name="T6">Content </text:span><text:span text:style-name="T6">Administration/Categories&amp;Tags/M</text:span><text:span text:style-name="T6">anage Categori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</text:span><text:span text:style-name="T20">taxonomy 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</text:span><text:span text:style-name="T20">with 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</text:span><text:span text:style-name="T6">Content </text:span><text:span text:style-name="T6">Administration/Content </text:span><text:span text:style-name="T6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</text:span><text:span text:style-name="T6">Content </text:span><text:span text:style-name="T6">Administration/Content </text:span><text:span text:style-name="T6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</text:span><text:span text:style-name="T6">Content </text:span><text:span text:style-name="T6">Administration/Content </text:span><text:span text:style-name="T6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</text:span><text:span text:style-name="T6">Content </text:span><text:span text:style-name="T6">Administration/Content </text:span><text:span text:style-name="T6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</text:span><text:span text:style-name="T6">Content </text:span><text:span text:style-name="T6">Administration/Content </text:span><text:span text:style-name="T6">Types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</text:span><text:span text:style-name="T6"> Content </text:span><text:span text:style-name="T6">Administration/Content Types </text:span><text:span text:style-name="T6">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</text:span><text:span text:style-name="T6">Content </text:span><text:span text:style-name="T6">Administration/Advanced </text:span><text:span text:style-name="T6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</text:span><text:span text:style-name="T6">Content </text:span><text:span text:style-name="T6">Administration/Advanced </text:span><text:span text:style-name="T6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9">- Go to </text:span><text:span text:style-name="T27">Content </text:span><text:span text:style-name="T27">Administration/Advanced </text:span><text:span text:style-name="T27">configuration/Manage Action</text:span></text:p>
            <text:p><text:span text:style-name="T29">- Click on Add button</text:span></text:p>
            <text:p><text:span text:style-name="T29">- Input required fields</text:span></text:p>
            <text:p><text:span text:style-name="T29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Go to <text:span text:style-name="T4">Business Process </text:span><text:span text:style-name="T4">Controller → 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table:table-column table:style-name="co12" table:default-cell-style-name="ce79"/>
        <table:table-column table:style-name="co13" table:default-cell-style-name="ce81"/>
        <table:table-column table:style-name="co14" table:default-cell-style-name="ce83"/>
        <table:table-column table:style-name="co15" table:default-cell-style-name="ce82"/>
        <table:table-column table:style-name="co16" table:default-cell-style-name="ce84"/>
        <table:table-column table:style-name="co17" table:default-cell-style-name="ce87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3">Product version: </text:span>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#ref!.[.B$5]:#ref!.[.B$947]=[.$A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#ref!.[.B$5]:#ref!.[.B$947]=[.$A5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#ref!.[.B$5]:#ref!.[.B$947]=[.$A6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f:=SUMPRODUCT((#ref!.[.B$5]:#ref!.[.B$947]=[.$A7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#ref!.[.B$5]:#ref!.[.B$947]=[.$A8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2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#ref!.[.B$5]:#ref!.[.B$947]=[.$A9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5" office:value-type="string">
            <text:p>Show draft content from page</text:p>
          </table:table-cell>
          <table:table-cell table:formula="of:=SUMPRODUCT((#ref!.[.B$5]:#ref!.[.B$947]=[.$A10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5" office:value-type="string">
            <text:p>Show public content from page</text:p>
          </table:table-cell>
          <table:table-cell table:formula="of:=SUMPRODUCT((#ref!.[.B$5]:#ref!.[.B$947]=[.$A11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2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office:value-type="string">
            <text:p>Add/Edit/Delete page from Page Management</text:p>
          </table:table-cell>
          <table:table-cell table:formula="of:=SUMPRODUCT((#ref!.[.B$5]:#ref!.[.B$947]=[.$A12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2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office:value-type="string">
            <text:p>Create/edit/delete a portal (site)</text:p>
          </table:table-cell>
          <table:table-cell table:formula="of:=SUMPRODUCT((#ref!.[.B$5]:#ref!.[.B$947]=[.$A13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#ref!.[.B$5]:#ref!.[.B$947]=[.$A1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#ref!.[.B$5]:#ref!.[.B$979]=[.$A15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#ref!.[.B$5]:#ref!.[.B$979]=[.$A16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#ref!.[.B$5]:#ref!.[.B$979]=[.$A17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5" office:value-type="string">
            <text:p>Configuration for FCC portlet and create new document using it</text:p>
          </table:table-cell>
          <table:table-cell table:formula="of:=SUMPRODUCT((#ref!.[.B$5]:#ref!.[.B$979]=[.$A18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#ref!.[.B$5]:#ref!.[.B$979]=[.$A19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Show categories and documents </text:p>
          </table:table-cell>
          <table:table-cell table:formula="of:=SUMPRODUCT((#ref!.[.B$5]:#ref!.[.B$979]=[.$A20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Show content of category </text:p>
          </table:table-cell>
          <table:table-cell table:formula="of:=SUMPRODUCT((#ref!.[.B$5]:#ref!.[.B$979]=[.$A21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office:value-type="string">
            <text:p>Add new Events page</text:p>
          </table:table-cell>
          <table:table-cell table:formula="of:=SUMPRODUCT((#ref!.[.B$5]:#ref!.[.B$979]=[.$A22])*(#ref!.[.A$5]:#ref!.[.A$979]&lt;&gt;&quot;&quot;))" office:value-type="string" office:string-value="Err:501">
            <text:p>Err:50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formula="of:=SUMPRODUCT((#ref!.[.B$5]:#ref!.[.B$979]=[.$A23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office:value-type="string">
            <text:p>Insert documents/medias in a web content by FCK Content Selector</text:p>
          </table:table-cell>
          <table:table-cell table:formula="of:=SUMPRODUCT((#ref!.[.B$5]:#ref!.[.B$979]=[.$A24])*(#ref!.[.A$5]:#ref!.[.A$979]&lt;&gt;&quot;&quot;))" office:value-type="string" office:string-value="Err:501">
            <text:p>Err: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12/07/2010</text:date>, <text:time>17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07T17:02:31</dc:date>
    <dc:creator>hanhly </dc:creator>
    <meta:editing-duration>PT15H24M52S</meta:editing-duration>
    <meta:editing-cycles>39</meta:editing-cycles>
    <meta:generator>OpenOffice.org/3.1$Linux OpenOffice.org_project/310m19$Build-9420</meta:generator>
    <meta:document-statistic meta:table-count="3" meta:cell-count="1249" meta:object-count="0"/>
  </office:meta>
</office:document-meta>
</file>